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"/>
        <table:table-row table:style-name="ro1"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post</text:p>
          </table:table-cell>
          <table:table-cell table:number-columns-repeated="61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6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63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6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63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6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6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6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63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63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63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6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63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6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6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6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6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6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6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6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63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6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63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63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63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63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63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63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63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63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63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6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6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6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6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6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6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6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6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6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63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4:54:18.504249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1:12:43.879909247</meta:creation-date>
    <dc:date>2021-04-15T14:54:22.496289470</dc:date>
    <meta:editing-duration>PT4H21M41S</meta:editing-duration>
    <meta:editing-cycles>4</meta:editing-cycles>
    <meta:generator>LibreOffice/6.4.6.2$Linux_X86_64 LibreOffice_project/40$Build-2</meta:generator>
    <meta:document-statistic meta:table-count="1" meta:cell-count="48" meta:object-count="0"/>
  </office:meta>
</office:document-meta>
</file>